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8" style:family="paragraph" style:parent-style-name="Table_20_Contents" style:list-style-name="L2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9" style:family="paragraph" style:parent-style-name="Table_20_Contents" style:list-style-name="L2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0" style:family="paragraph" style:parent-style-name="Table_20_Contents" style:list-style-name="L2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3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510391350374415119" text:style-name="L1">
        <text:list-item>
          <text:p text:style-name="P21">REVIEW </text:p>
        </text:list-item>
        <text:list-item>
          <text:p text:style-name="P21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8219825" text:continue-numbering="true" text:style-name="L1">
        <text:list-item>
          <text:list>
            <text:list-item>
              <text:p text:style-name="P21">==&gt; COMP</text:p>
            </text:list-item>
          </text:list>
        </text:list-item>
        <text:list-item>
          <text:p text:style-name="P21"/>
        </text:list-item>
      </text:list>
      <text:p text:style-name="P5"/>
      <text:p text:style-name="P5">[next]</text:p>
      <text:list xml:id="list5840041937585470678" text:style-name="L2">
        <text:list-item>
          <text:p text:style-name="P22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8228080" text:continue-numbering="true" text:style-name="L2">
        <text:list-item>
          <text:p text:style-name="P22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6268884734268187332" text:style-name="L3">
        <text:list-item>
          <text:p text:style-name="P23">REVIEW </text:p>
        </text:list-item>
        <text:list-item>
          <text:p text:style-name="P23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8224175" text:continue-numbering="true" text:style-name="L3">
        <text:list-item>
          <text:p text:style-name="P23"/>
        </text:list-item>
      </text:list>
      <text:p text:style-name="P5">[next]</text:p>
      <text:list xml:id="list4351988147958294367" text:style-name="L4">
        <text:list-item>
          <text:p text:style-name="P24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8233391" text:continue-numbering="true" text:style-name="L4">
        <text:list-item>
          <text:p text:style-name="P24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4756122475351147369" text:style-name="L5">
        <text:list-item>
          <text:p text:style-name="P25">REVIEW </text:p>
        </text:list-item>
        <text:list-item>
          <text:p text:style-name="P25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8213219" text:continue-numbering="true" text:style-name="L5">
        <text:list-item>
          <text:p text:style-name="P25"/>
          <text:list>
            <text:list-item>
              <text:p text:style-name="P25"/>
            </text:list-item>
          </text:list>
        </text:list-item>
      </text:list>
      <text:p text:style-name="P5"/>
      <text:p text:style-name="P5">[next]</text:p>
      <text:list xml:id="list1655251589926831557" text:style-name="L6">
        <text:list-item>
          <text:p text:style-name="P26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8234983" text:continue-numbering="true" text:style-name="L6">
        <text:list-item>
          <text:p text:style-name="P26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441595083414741633" text:style-name="L7">
        <text:list-item>
          <text:p text:style-name="P27">REVIEW </text:p>
        </text:list-item>
        <text:list-item>
          <text:p text:style-name="P27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8220288" text:continue-numbering="true" text:style-name="L7">
        <text:list-item>
          <text:p text:style-name="P27"><text:soft-page-break/>TASK-2 : #21</text:p>
        </text:list-item>
      </text:list>
      <text:p text:style-name="P5"/>
      <text:p text:style-name="P5">[next]</text:p>
      <text:list xml:id="list3512038418365836943" text:style-name="L8">
        <text:list-item>
          <text:p text:style-name="P42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7296805444063856110" text:style-name="L9">
        <text:list-item>
          <text:p text:style-name="P28">REVIEW </text:p>
        </text:list-item>
        <text:list-item>
          <text:p text:style-name="P28"><text:span text:style-name="T4">#_ </text:span>TASK-1 : #22</text:p>
        </text:list-item>
        <text:list-item>
          <text:p text:style-name="P28"><text:span text:style-name="T4">#_ </text:span>SEG-1 : search ==&gt; “plasma microwave discharge”</text:p>
          <text:list>
            <text:list-item>
              <text:p text:style-name="P28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8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5568337818353672479" text:style-name="L10">
        <text:list-item>
          <text:p text:style-name="P29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1097355029735213083" text:style-name="L11">
        <text:list-item>
          <text:p text:style-name="P30">REVIEW </text:p>
        </text:list-item>
        <text:list-item>
          <text:p text:style-name="P30"><text:span text:style-name="T4">#_ </text:span>TASK-1 : M-47 / #21.1 “<text:span text:style-name="T8">Gliding arc (GA) discharge</text:span>”</text:p>
          <text:list>
            <text:list-item>
              <text:p text:style-name="P30">==&gt; COMP</text:p>
            </text:list-item>
          </text:list>
        </text:list-item>
      </text:list>
      <text:p text:style-name="P5">[next]</text:p>
      <text:list xml:id="list7163477248083919503" text:style-name="L12">
        <text:list-item>
          <text:p text:style-name="P43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8357056795952424245" text:style-name="L13">
        <text:list-item>
          <text:p text:style-name="P31"><text:soft-page-break/>REVIEW </text:p>
        </text:list-item>
        <text:list-item>
          <text:p text:style-name="P31">TASK-1 : #21.1.1 ==&gt; memo-out</text:p>
          <text:list>
            <text:list-item>
              <text:p text:style-name="P31">T-1.1</text:p>
              <text:list>
                <text:list-item>
                  <text:p text:style-name="P31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14"/>
      <text:p text:style-name="P5">[next]</text:p>
      <text:list xml:id="list4593936049843667231" text:style-name="L14">
        <text:list-item>
          <text:p text:style-name="P32">TASK : #22 / M-47</text:p>
          <text:list>
            <text:list-item>
              <text:p text:style-name="P32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1239103218193667719" text:style-name="L15">
        <text:list-item>
          <text:p text:style-name="P33">REVIEW </text:p>
        </text:list-item>
        <text:list-item>
          <text:p text:style-name="P33">TASK-1 : #22 / M-47</text:p>
          <text:list>
            <text:list-item>
              <text:p text:style-name="P33">search : plasma radio frequency</text:p>
              <text:list>
                <text:list-item>
                  <text:p text:style-name="P33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3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3">search : “RF plasma”</text:p>
              <text:list>
                <text:list-item>
                  <text:p text:style-name="P33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3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3">search : “plasma corona discharge”</text:p>
              <text:list>
                <text:list-item>
                  <text:p text:style-name="P33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3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3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</text:p>
          <text:list>
            <text:list-item>
              <text:list>
                <text:list-item>
                  <text:p text:style-name="P33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619416254396235387" text:style-name="L16">
        <text:list-item>
          <text:p text:style-name="P44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3586970710691290833" text:style-name="L17">
        <text:list-item>
          <text:p text:style-name="P34"><text:soft-page-break/>REVIEW </text:p>
        </text:list-item>
        <text:list-item>
          <text:p text:style-name="P34">TASK-1 : #24.6 / M-47 </text:p>
          <text:list>
            <text:list-item>
              <text:p text:style-name="P34">#24.6</text:p>
              <text:list>
                <text:list-item>
                  <text:p text:style-name="P34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4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>[next]</text:p>
      <text:list xml:id="list3882080672412580993" text:style-name="L18">
        <text:list-item>
          <text:p text:style-name="P45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4163106120592225537" text:style-name="L19">
        <text:list-item>
          <text:p text:style-name="P35">REVIEW </text:p>
        </text:list-item>
        <text:list-item>
          <text:p text:style-name="P35">TASK-1 : </text:p>
          <text:list>
            <text:list-item>
              <text:p text:style-name="P35">==&gt; OK</text:p>
            </text:list-item>
          </text:list>
        </text:list-item>
      </text:list>
      <text:p text:style-name="P5">[next]</text:p>
      <text:list xml:id="list49696895240092221" text:style-name="L20">
        <text:list-item>
          <text:p text:style-name="P36">TASK : M-47 : <text:span text:style-name="T11">#23</text:span></text:p>
          <text:list>
            <text:list-item>
              <text:p text:style-name="P36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8969741829599371918" text:style-name="L28">
        <text:list-item>
          <text:p text:style-name="P38">REVIEW </text:p>
        </text:list-item>
        <text:list-item>
          <text:p text:style-name="P38">TASK : M-47 : <text:span text:style-name="T11">#23 #23.1</text:span></text:p>
          <text:list>
            <text:list-item>
              <text:p text:style-name="P38"><text:span text:style-name="T11">#23.1</text:span></text:p>
            </text:list-item>
            <text:list-item>
              <text:p text:style-name="P38">#23.3</text:p>
            </text:list-item>
            <text:list-item>
              <text:p text:style-name="P38">~ <text:span text:style-name="T11">#23.3.7</text:span></text:p>
            </text:list-item>
            <text:list-item>
              <text:p text:style-name="P38"/>
            </text:list-item>
          </text:list>
        </text:list-item>
      </text:list>
      <text:p text:style-name="Text_20_body"><text:span text:style-name="T10">[next]</text:span></text:p>
      <text:list xml:id="list8825431445127807297" text:style-name="L29">
        <text:list-item>
          <text:p text:style-name="P39">TASK : <text:span text:style-name="T11">#23.4</text:span></text:p>
          <text:list>
            <text:list-item>
              <text:p text:style-name="P39"><text:span text:style-name="T11"/></text:p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@@@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XXX</text:p>
      <text:p text:style-name="P4"/>
      <text:p text:style-name="P5">[do] <text:span text:style-name="T4">#_ </text:span></text:p>
      <text:list xml:id="list7222421644230999337" text:style-name="L31">
        <text:list-item>
          <text:p text:style-name="P40">REVIEW </text:p>
        </text:list-item>
        <text:list-item>
          <text:p text:style-name="P40">TASK-1</text:p>
        </text:list-item>
      </text:list>
      <text:p text:style-name="P5">[next]</text:p>
      <text:list xml:id="list62503614866615410" text:style-name="L30">
        <text:list-item>
          <text:p text:style-name="P48">TASK</text:p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227709" text:continue-list="list4163106120592225537" text:style-name="L19">
        <text:list-item>
          <text:p text:style-name="P35">REVIEW </text:p>
        </text:list-item>
        <text:list-item>
          <text:p text:style-name="P35">TASK-1</text:p>
        </text:list-item>
      </text:list>
      <text:p text:style-name="P5">[next]</text:p>
      <text:list xml:id="list8859093591319889325" text:style-name="L22">
        <text:list-item>
          <text:p text:style-name="P46">TASK</text:p>
        </text:list-item>
      </text:list>
      <text:p text:style-name="P5">[further]</text:p>
      <text:p text:style-name="P13"><text:soft-page-break/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811260400200663655" text:style-name="L23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read</text:p>
            </text:list-item>
          </text:list>
        </text:list-item>
      </text:list>
      <text:section text:style-name="Sect1" text:name="セクション8">
        <text:list xml:id="list38215876" text:continue-numbering="true" text:style-name="L23">
          <text:list-item>
            <text:list>
              <text:list-item>
                <text:list>
                  <text:list-item>
                    <text:p text:style-name="P37">aa</text:p>
                  </text:list-item>
                  <text:list-item>
                    <text:p text:style-name="P37">bb</text:p>
                  </text:list-item>
                  <text:list-item>
                    <text:p text:style-name="P37">cc</text:p>
                  </text:list-item>
                </text:list>
              </text:list-item>
            </text:list>
          </text:list-item>
        </text:list>
      </text:section>
      <text:list xml:id="list38207656" text:continue-numbering="true" text:style-name="L23">
        <text:list-item>
          <text:list>
            <text:list-item>
              <text:p text:style-name="P3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8220758" text:continue-numbering="true" text:style-name="L23">
        <text:list-item>
          <text:list>
            <text:list-item>
              <text:p text:style-name="P3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8234733" text:continue-numbering="true" text:style-name="L23">
        <text:list-item>
          <text:p text:style-name="P37">aaa</text:p>
        </text:list-item>
        <text:list-item>
          <text:p text:style-name="P37">aa</text:p>
          <text:list>
            <text:list-item>
              <text:p text:style-name="P37"/>
            </text:list-item>
          </text:list>
        </text:list-item>
      </text:list>
      <text:p text:style-name="P14"/>
      <text:p text:style-name="P5"><text:soft-page-break/></text:p>
      <text:p text:style-name="P5">[next]</text:p>
      <text:list xml:id="list7850632843978766719" text:style-name="L24">
        <text:list-item>
          <text:p text:style-name="P47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<text:soft-page-break/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ext:soft-page-break/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53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2] res free# JVEMV6 37#23.1_X / 37. miscs / 23. CO2 / 1. mind-map / 20200711_173126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240076834010217797" text:style-name="L25">
              <text:list-item>
                <text:p text:style-name="P18">C/P</text:p>
              </text:list-item>
              <text:list-item>
                <text:p text:style-name="P18">change</text:p>
                <text:list>
                  <text:list-item>
                    <text:p text:style-name="P1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4653472579305449159" text:style-name="L26">
              <text:list-item>
                <text:p text:style-name="P19">top of the title lines, change ==&gt; session number</text:p>
              </text:list-item>
              <text:list-item>
                <text:p text:style-name="P19">current session num ==&gt; increment</text:p>
              </text:list-item>
              <text:list-item>
                <text:p text:style-name="P19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6185935259297406544" text:style-name="L27">
              <text:list-item>
                <text:p text:style-name="P20">doc</text:p>
              </text:list-item>
              <text:list-item>
                <text:p text:style-name="P20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1T18:00:40.58</dc:date>
    <dc:creator>iwabuchi ken</dc:creator>
    <meta:editing-duration>P2DT1H44M24S</meta:editing-duration>
    <meta:editing-cycles>261</meta:editing-cycles>
    <meta:generator>OpenOffice/4.1.3$Win32 OpenOffice.org_project/413m1$Build-9783</meta:generator>
    <meta:document-statistic meta:table-count="14" meta:image-count="0" meta:object-count="0" meta:page-count="16" meta:paragraph-count="249" meta:word-count="936" meta:character-count="7388"/>
  </office:meta>
</office:document-meta>
</file>